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  <style:text-properties officeooo:paragraph-rsid="000ebef0"/>
    </style:style>
    <style:style style:name="P2" style:family="paragraph" style:parent-style-name="Text_20_body" style:list-style-name="L1">
      <style:text-properties officeooo:rsid="0006b3fd" officeooo:paragraph-rsid="0006b3fd"/>
    </style:style>
    <style:style style:name="P3" style:family="paragraph" style:parent-style-name="Text_20_body" style:list-style-name="L1">
      <style:text-properties officeooo:rsid="00088986" officeooo:paragraph-rsid="00088986"/>
    </style:style>
    <style:style style:name="P4" style:family="paragraph" style:parent-style-name="Text_20_body" style:list-style-name="L1">
      <style:text-properties officeooo:rsid="0009cc2d" officeooo:paragraph-rsid="0009cc2d"/>
    </style:style>
    <style:style style:name="P5" style:family="paragraph" style:parent-style-name="Text_20_body" style:list-style-name="L1">
      <style:text-properties officeooo:rsid="000b60e9" officeooo:paragraph-rsid="000b60e9"/>
    </style:style>
    <style:style style:name="P6" style:family="paragraph" style:parent-style-name="Text_20_body" style:list-style-name="L1">
      <style:text-properties officeooo:rsid="000d0579" officeooo:paragraph-rsid="000d0579"/>
    </style:style>
    <style:style style:name="P7" style:family="paragraph" style:parent-style-name="Text_20_body" style:list-style-name="L1">
      <style:text-properties officeooo:rsid="000daa73" officeooo:paragraph-rsid="000daa73"/>
    </style:style>
    <style:style style:name="P8" style:family="paragraph" style:parent-style-name="Text_20_body" style:list-style-name="L1">
      <style:text-properties officeooo:rsid="000daa73" officeooo:paragraph-rsid="000fefda"/>
    </style:style>
    <style:style style:name="P9" style:family="paragraph" style:parent-style-name="Text_20_body" style:list-style-name="L2">
      <style:text-properties officeooo:rsid="000daa73" officeooo:paragraph-rsid="000fefda"/>
    </style:style>
    <style:style style:name="P10" style:family="paragraph" style:parent-style-name="Text_20_body" style:list-style-name="L2">
      <style:text-properties officeooo:paragraph-rsid="000fefda"/>
    </style:style>
    <style:style style:name="P11" style:family="paragraph" style:parent-style-name="Text_20_body" style:list-style-name="L1">
      <style:text-properties officeooo:rsid="000fefda" officeooo:paragraph-rsid="000fef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oritma Soruları</text:p>
      <text:list xml:id="list6277822252536129624" text:style-name="L1">
        <text:list-item>
          <text:p text:style-name="P2">Klavyeden girilecek X değerinden N değerine kadar tüm doğal sayıları listeleyen algoritmayı geliştiriniz.</text:p>
        </text:list-item>
        <text:list-item>
          <text:p text:style-name="P2">Klavyeden girilecek bir N değerine kadar fibonecci dizisini bulan algoritmayı geliştiriniz. Fibonecci dizisi 1 1 değerleri ile başlar ve yeni değer kendinden öndeki iki değerin toplamı olarak bulunur. (1 1 2 3 5 8 13 21...)</text:p>
        </text:list-item>
        <text:list-item>
          <text:p text:style-name="P3">Klavyeden girilen bir sayının tüm tam bölenlerini bulup listeleyen kodu yazınız.</text:p>
        </text:list-item>
        <text:list-item>
          <text:p text:style-name="P3">Klavyeden girilen üç sayıdan büyüklük sıralamasına göre ortadakini bulup ekrana yazan program için algoritma yazınız.</text:p>
        </text:list-item>
        <text:list-item>
          <text:p text:style-name="P3">Sıfır (0) girilinceye kadar klavyeden okutulan değerlerin ortalamasını hesaplayıp ekrana yazan algoritmayı geliştiriniz</text:p>
        </text:list-item>
        <text:list-item>
          <text:p text:style-name="P4">Klavyeden girilecek 20 sayının tek olanlarını ayrı çift olanlarını ayrı toplayıp sonuçları ekrana yazan algoritmayı geliştiriniz</text:p>
        </text:list-item>
        <text:list-item>
          <text:p text:style-name="P4">Klavyeden 0-Sıfır girilinceye kadar girilen bir dizi sayının karelerinin ortalamasını bulacak program için algoritma geliştiriniz.</text:p>
        </text:list-item>
        <text:list-item>
          <text:p text:style-name="P5">1'den x'e kadar olan doğal sayıların toplamını bulan programı yazınız.</text:p>
        </text:list-item>
        <text:list-item>
          <text:p text:style-name="P5">Klavyeden girilen A ve B gibi iki değerin yerlerini değiştirerek ekrana yazan algoritmayı geliştiriniz.</text:p>
        </text:list-item>
        <text:list-item>
          <text:p text:style-name="P5">Klavyeden girilen 4 haneli bir tam sayıyı (integer) çözümleyen programı yazınız.</text:p>
        </text:list-item>
        <text:list-item>
          <text:p text:style-name="P6">Klavyeden girilen N adet sayının negatif ve pozitif olanlarının ayrı ayrı ortalamasını bulan programı yazınız.</text:p>
        </text:list-item>
        <text:list-item>
          <text:p text:style-name="P7">Dışarıdan(klavyeden) girilen 10 sayının üçe tam bölünebilenlerinin adedini bulup ekrana yazan programı yazınız.</text:p>
        </text:list-item>
        <text:list-item>
          <text:p text:style-name="P7">Dışarıdan (klavyeden) girilen bir karakterin</text:p>
        </text:list-item>
      </text:list>
      <text:list xml:id="list6980952394405860233" text:style-name="L2">
        <text:list-item>
          <text:p text:style-name="P10">a olması durumunda ekrana “ANKARA”</text:p>
        </text:list-item>
        <text:list-item>
          <text:p text:style-name="P10">b,r ve t olması durumunda ekrana “BURSA”</text:p>
        </text:list-item>
        <text:list-item>
          <text:p text:style-name="P10">d olması durumunda ekrana “DENİZLİ”</text:p>
        </text:list-item>
        <text:list-item>
          <text:p text:style-name="P10">e,f olması durumunda ekrana “EDİRNE”</text:p>
        </text:list-item>
        <text:list-item>
          <text:p text:style-name="P9">k olması durumunda ekrana “KIRIKKALE”</text:p>
        </text:list-item>
      </text:list>
      <text:list xml:id="list125336819071031" text:continue-list="list6277822252536129624" text:style-name="L1">
        <text:list-header>
          <text:p text:style-name="P8">yazacak olan programın kodu yazınız. (if-else ve elseif yapıları kullanılmayacaktır)</text:p>
        </text:list-header>
        <text:list-item>
          <text:p text:style-name="P11"><text:soft-page-break/>Dışarıdan girilen bir sayının rakamlarını ekrana tersten yazdıran programı yazınız.</text:p>
        </text:list-item>
      </text:list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21:57:15.514040138</meta:creation-date>
    <dc:date>2014-11-08T12:53:36.272277816</dc:date>
    <meta:editing-duration>PT3H19M46S</meta:editing-duration>
    <meta:editing-cycles>7</meta:editing-cycles>
    <meta:generator>LibreOffice/4.3.2.2$Linux_X86_64 LibreOffice_project/edfb5295ba211bd31ad47d0bad0118690f76407d</meta:generator>
    <meta:document-statistic meta:table-count="0" meta:image-count="0" meta:object-count="0" meta:page-count="2" meta:paragraph-count="21" meta:word-count="255" meta:character-count="1825" meta:non-whitespace-character-count="1610"/>
  </office:meta>
</office:document-meta>
</file>